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52"/>SNU developer log day 452</text:h>
      <text:p text:style-name="P2">I woke up really early today, and got a lot more done on other projects. I took a lot of time to relax and enjoy outside today, as I haven't been outside enough lately. Today, I did some changes to the HTML Test References page, I wrapped up development too early last night and forgot to do 3 pages to the homepage: add graphics, add a sidebar, and add a topbar (top navigation bar) other than that, I did some documentation, and made a web art page with the marquee tag, making a row of stars that collides. I didn't do anything else today.</text:p>
      <text:p text:style-name="P2">I completely forgot that yesterday was the 1 year anniversary of the ideaboard, and I had no ways of celebrating it. I will try to think of something. Today was mainly a documentation day as usual, but my schedule is changing more and more each day and might soon see an overhaul, as I keep working later and later. Today was an OK day for development.</text:p>
      <text:p text:style-name="Text_20_body"><text:span text:style-name="T1">Sean Patrick Myrick on April 2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7:41:07.204000000</meta:creation-date>
    <dc:date>2020-04-27T17:41:30.142000000</dc:date>
    <meta:editing-duration>PT24S</meta:editing-duration>
    <meta:editing-cycles>1</meta:editing-cycles>
    <meta:document-statistic meta:table-count="0" meta:image-count="0" meta:object-count="0" meta:page-count="1" meta:paragraph-count="4" meta:word-count="182" meta:character-count="957" meta:non-whitespace-character-count="779"/>
    <meta:generator>LibreOffice/6.1.2.1$Windows_X86_64 LibreOffice_project/65905a128db06ba48db947242809d14d3f9a93fe</meta:generator>
  </office:meta>
</office:document-meta>
</file>